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433cm"/>
    </style:style>
    <style:style style:name="ro1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5" table:default-cell-style-name="ce7"/>
        <table:table-column table:style-name="co6" table:default-cell-style-name="ce7"/>
        <table:table-column table:style-name="co5" table:number-columns-repeated="1017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ON ACCOUNT</text:p>
          </table:table-cell>
          <table:table-cell table:style-name="ce6" office:value-type="string" calcext:value-type="string">
            <text:p>ON_ACCT_NAME</text:p>
          </table:table-cell>
          <table:table-cell table:style-name="ce4" office:value-type="string" calcext:value-type="string">
            <text:p>SCROLL_TYPE</text:p>
          </table:table-cell>
          <table:table-cell table:style-name="ce8" office:value-type="string" calcext:value-type="string">
            <text:p>AMOUNT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3-01-01" calcext:value-type="date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HC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PAID IN CASH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02" calcext:value-type="date">
            <text:p>02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HC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PAID IN CASH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5" calcext:value-type="date">
            <text:p>05/01/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K (ICICI)</text:p>
          </table:table-cell>
          <table:table-cell office:value-type="string" calcext:value-type="string">
            <text:p>BC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PAID IN CHEQUE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06" calcext:value-type="date">
            <text:p>06/01/20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NK (HDFC)</text:p>
          </table:table-cell>
          <table:table-cell office:value-type="string" calcext:value-type="string">
            <text:p>BC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PAID IN CHEQUE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4" calcext:value-type="date">
            <text:p>04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HD</text:p>
          </table:table-cell>
          <table:table-cell office:value-type="float" office:value="500" calcext:value-type="float">
            <text:p>500.00</text:p>
          </table:table-cell>
          <table:table-cell/>
          <table:table-cell office:value-type="string" calcext:value-type="string">
            <text:p>RECEIVE IN CASH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7"/>
          <table:table-cell table:style-name="ce5"/>
          <table:table-cell table:style-name="ce9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2"/>
          <table:table-cell/>
          <table:table-cell table:style-name="ce7"/>
          <table:table-cell table:style-name="ce5"/>
          <table:table-cell table:style-name="ce9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7" calcext:value-type="date">
            <text:p>07/01/20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NK (HDFC)</text:p>
          </table:table-cell>
          <table:table-cell office:value-type="string" calcext:value-type="string">
            <text:p>BD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RECEIVED IN BANK ACCOUNT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08" calcext:value-type="date">
            <text:p>08/01/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K (ICICI)</text:p>
          </table:table-cell>
          <table:table-cell office:value-type="string" calcext:value-type="string">
            <text:p>BD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RECEIVE IN BANK ACCOUNT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0" calcext:value-type="date">
            <text:p>10/01/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TD</text:p>
          </table:table-cell>
          <table:table-cell office:value-type="float" office:value="500" calcext:value-type="float">
            <text:p>500.00</text:p>
          </table:table-cell>
          <table:table-cell/>
          <table:table-cell office:value-type="string" calcext:value-type="string">
            <text:p>CASH DEBIT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11" calcext:value-type="date">
            <text:p>11/01/20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NK (HDFC)</text:p>
          </table:table-cell>
          <table:table-cell office:value-type="string" calcext:value-type="string">
            <text:p>TC</text:p>
          </table:table-cell>
          <table:table-cell office:value-type="float" office:value="500" calcext:value-type="float">
            <text:p>500.00</text:p>
          </table:table-cell>
          <table:table-cell/>
          <table:table-cell office:value-type="string" calcext:value-type="string">
            <text:p>BANK CREDIT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12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3" calcext:value-type="date">
            <text:p>13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4" calcext:value-type="date">
            <text:p>14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5" calcext:value-type="date">
            <text:p>15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6" calcext:value-type="date">
            <text:p>16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7" calcext:value-type="date">
            <text:p>17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8" calcext:value-type="date">
            <text:p>18/0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9" calcext:value-type="date">
            <text:p>19/01/2023</text:p>
          </table:table-cell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4:53:18.779245812</meta:creation-date>
    <dc:date>2023-06-06T15:07:51.954550570</dc:date>
    <meta:editing-duration>PT4M23S</meta:editing-duration>
    <meta:editing-cycles>1</meta:editing-cycles>
    <meta:document-statistic meta:table-count="1" meta:cell-count="67" meta:object-count="0"/>
    <meta:generator>LibreOffice/7.3.7.2$Linux_X86_64 LibreOffice_project/30$Build-2</meta:generator>
  </office:meta>
</office:document-meta>
</file>